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200000090000017300000173233FCE2D.svm" manifest:media-type=""/>
  <manifest:file-entry manifest:full-path="Pictures/20000009000004F7000001DDF9B05D9A.svm" manifest:media-type=""/>
  <manifest:file-entry manifest:full-path="Pictures/20000009000001A8000001733733BBE9.svm" manifest:media-type=""/>
  <manifest:file-entry manifest:full-path="Pictures/200000090000069E000001C3F8AF767B.svm" manifest:media-type=""/>
  <manifest:file-entry manifest:full-path="Pictures/200000090000031B0000022D1DCFDAFE.svm" manifest:media-type=""/>
  <manifest:file-entry manifest:full-path="Pictures/200000090000031B00000212E8DD1F9E.svm" manifest:media-type=""/>
  <manifest:file-entry manifest:full-path="Pictures/200000090000031B000002E681B31DA6.svm" manifest:media-type=""/>
  <manifest:file-entry manifest:full-path="Pictures/2000000900000300000003350E04DBD4.svm" manifest:media-type=""/>
  <manifest:file-entry manifest:full-path="Pictures/200000090000035000000350D34EEDDA.svm" manifest:media-type=""/>
  <manifest:file-entry manifest:full-path="Pictures/200000090000035000000350E9B00757.svm" manifest:media-type=""/>
  <manifest:file-entry manifest:full-path="Pictures/2000000900000350000003504666EC21.svm" manifest:media-type=""/>
  <manifest:file-entry manifest:full-path="Pictures/20000009000003350000033557E5942E.svm" manifest:media-type=""/>
  <manifest:file-entry manifest:full-path="Pictures/2000000900000350000003507F667FBE.svm" manifest:media-type=""/>
  <manifest:file-entry manifest:full-path="Pictures/20000009000003350000038505198839.svm" manifest:media-type=""/>
  <manifest:file-entry manifest:full-path="Pictures/2000000900000350000003509AE55812.svm" manifest:media-type=""/>
  <manifest:file-entry manifest:full-path="Pictures/200000090000035000000350C68B5738.svm" manifest:media-type=""/>
  <manifest:file-entry manifest:full-path="Pictures/20000009000006690000035025932E0A.svm" manifest:media-type=""/>
  <manifest:file-entry manifest:full-path="Pictures/200000090000069E0000069E93F5826E.svm" manifest:media-type=""/>
  <manifest:file-entry manifest:full-path="Pictures/2000000900000350000003506A86AF0A.svm" manifest:media-type=""/>
  <manifest:file-entry manifest:full-path="Pictures/2000000900000350000003505AD61285.svm" manifest:media-type=""/>
  <manifest:file-entry manifest:full-path="Pictures/20000009000004F7000004F747FEA339.svm" manifest:media-type=""/>
  <manifest:file-entry manifest:full-path="Pictures/200000090000035000000350F5CDF5CB.svm" manifest:media-type=""/>
  <manifest:file-entry manifest:full-path="Pictures/2000000900000350000003505B2BB2A7.svm" manifest:media-type=""/>
  <manifest:file-entry manifest:full-path="Pictures/200000090000035000000350BB692A39.svm" manifest:media-type=""/>
  <manifest:file-entry manifest:full-path="Pictures/20000009000001A8000001A8FADDB9F3.svm" manifest:media-type=""/>
  <manifest:file-entry manifest:full-path="Pictures/20000009000001A8000001A805404BB7.svm" manifest:media-type=""/>
  <manifest:file-entry manifest:full-path="Pictures/20000009000004F7000001C3E7DD3374.svm" manifest:media-type=""/>
  <manifest:file-entry manifest:full-path="Pictures/20000009000001A8000001A859356BCE.svm" manifest:media-type=""/>
  <manifest:file-entry manifest:full-path="Pictures/2000000900000350000003500A9EA6F1.svm" manifest:media-type=""/>
  <manifest:file-entry manifest:full-path="Pictures/20000009000003500000035013728A4C.svm" manifest:media-type=""/>
  <manifest:file-entry manifest:full-path="Pictures/20000009000001A8000001A844D29B06.svm" manifest:media-type=""/>
  <manifest:file-entry manifest:full-path="Pictures/20000009000003500000035070BE0B39.svm" manifest:media-type=""/>
  <manifest:file-entry manifest:full-path="Pictures/20000009000003500000035076DC6556.svm" manifest:media-type=""/>
  <manifest:file-entry manifest:full-path="Pictures/2000000900000350000003506577DA2D.svm" manifest:media-type=""/>
  <manifest:file-entry manifest:full-path="Pictures/200000090000069E0000069EFC3ED42E.svm" manifest:media-type=""/>
  <manifest:file-entry manifest:full-path="Pictures/200000090000035000000350D88FC315.svm" manifest:media-type=""/>
  <manifest:file-entry manifest:full-path="Pictures/20000009000001A8000001A88B09AF3A.svm" manifest:media-type=""/>
  <manifest:file-entry manifest:full-path="Pictures/20000009000001A8000001A839ABBEC2.svm" manifest:media-type=""/>
  <manifest:file-entry manifest:full-path="Pictures/200000090000035000000350A3B00A9B.svm" manifest:media-type=""/>
  <manifest:file-entry manifest:full-path="Pictures/20000009000001A8000001A86C9698B5.svm" manifest:media-type=""/>
  <manifest:file-entry manifest:full-path="Pictures/200000090000035000000350E6142697.svm" manifest:media-type=""/>
  <manifest:file-entry manifest:full-path="Pictures/20000009000001A8000001A8FD6CE8B2.svm" manifest:media-type=""/>
  <manifest:file-entry manifest:full-path="Pictures/20000009000003500000035008E26B11.svm" manifest:media-type=""/>
  <manifest:file-entry manifest:full-path="Pictures/200000090000069E000001C3B2AD8D8C.svm" manifest:media-type=""/>
  <manifest:file-entry manifest:full-path="Pictures/200000090000069E000004F7F103B177.svm" manifest:media-type=""/>
  <manifest:file-entry manifest:full-path="Pictures/2000000900000335000002E6DDDB9701.svm" manifest:media-type=""/>
  <manifest:file-entry manifest:full-path="Pictures/2000000900000350000003503C5CF961.svm" manifest:media-type=""/>
  <manifest:file-entry manifest:full-path="Pictures/20000009000001A8000001A86F3429DC.svm" manifest:media-type=""/>
  <manifest:file-entry manifest:full-path="Pictures/20000009000003500000035065AC4216.svm" manifest:media-type=""/>
  <manifest:file-entry manifest:full-path="Pictures/20000009000001A8000001A8E7D8BAB1.svm" manifest:media-type=""/>
  <manifest:file-entry manifest:full-path="Pictures/200000090000017300000173B3F098EB.svm" manifest:media-type=""/>
  <manifest:file-entry manifest:full-path="Pictures/20000009000003350000031BD2F35F28.svm" manifest:media-type=""/>
  <manifest:file-entry manifest:full-path="Pictures/20000009000003500000035005DB5FE1.svm" manifest:media-type=""/>
  <manifest:file-entry manifest:full-path="Pictures/200000090000035000000350D59ABA53.svm" manifest:media-type=""/>
  <manifest:file-entry manifest:full-path="Pictures/200000090000069E000007DCFC5254A3.svm" manifest:media-type=""/>
  <manifest:file-entry manifest:full-path="Pictures/2000000900000350000003352E658177.svm" manifest:media-type=""/>
  <manifest:file-entry manifest:full-path="Pictures/20000009000003350000031B3B7482BF.svm" manifest:media-type=""/>
  <manifest:file-entry manifest:full-path="Pictures/2000000900000350000003504F4E820D.svm" manifest:media-type=""/>
  <manifest:file-entry manifest:full-path="Pictures/20000009000003350000033578182AB3.svm" manifest:media-type=""/>
  <manifest:file-entry manifest:full-path="Pictures/200000090000035000000335B73C7755.svm" manifest:media-type=""/>
  <manifest:file-entry manifest:full-path="Pictures/20000009000001A8000001A86A4CC675.svm" manifest:media-type=""/>
  <manifest:file-entry manifest:full-path="Pictures/200000090000035000000350B025AE3B.svm" manifest:media-type=""/>
  <manifest:file-entry manifest:full-path="Pictures/20000009000001A8000001A8C9180560.svm" manifest:media-type=""/>
  <manifest:file-entry manifest:full-path="Pictures/20000009000001A8000001A8D2727F11.svm" manifest:media-type=""/>
  <manifest:file-entry manifest:full-path="Pictures/200000090000031B00000335B6E7245B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64cm"/>
    </style:style>
    <style:style style:name="co2" style:family="table-column">
      <style:table-column-properties fo:break-before="auto" style:column-width="1.961cm"/>
    </style:style>
    <style:style style:name="co3" style:family="table-column">
      <style:table-column-properties fo:break-before="auto" style:column-width="2.073cm"/>
    </style:style>
    <style:style style:name="co4" style:family="table-column">
      <style:table-column-properties fo:break-before="auto" style:column-width="1.63cm"/>
    </style:style>
    <style:style style:name="co5" style:family="table-column">
      <style:table-column-properties fo:break-before="auto" style:column-width="1.29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1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fo:background-color="#99cc99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ffcc"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ccffcc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order-bottom="0.99pt solid #000000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0000" style:text-align-source="fix" style:repeat-content="false" fo:border="0.99pt solid #999999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000000" style:text-align-source="fix" style:repeat-content="false" fo:border="0.99pt solid #999999" style:vertical-align="middle"/>
      <style:paragraph-properties fo:text-align="center"/>
    </style:style>
    <style:style style:name="ce8" style:family="table-cell" style:parent-style-name="Default">
      <style:table-cell-properties fo:border-bottom="0.99pt solid #000000" fo:background-color="#99ccff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order-bottom="0.99pt solid #000000" fo:background-color="#ff99cc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cccc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fo:border-bottom="0.99pt solid #000000" fo:background-color="#ffcc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>
      <style:table-cell-properties fo:border-bottom="0.99pt solid #000000" fo:background-color="#9966cc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color="#000000" draw:fill="solid" draw:fill-color="#ffffff" fo:min-height="2.287cm"/>
    </style:style>
    <style:style style:name="gr3" style:family="graphic">
      <style:graphic-properties draw:stroke="solid" svg:stroke-color="#000000" draw:fill="solid" draw:fill-color="#ffffff" fo:min-height="1.371cm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cenery" table:style-name="ta1" table:print="false">
        <office:forms form:automatic-focus="false" form:apply-design-mode="false"/>
        <table:shapes>
          <draw:frame draw:z-index="0" draw:name="Изображение 1" draw:style-name="gr1" draw:text-style-name="P1" svg:width="0.82cm" svg:height="0.794cm" svg:x="1.995cm" svg:y="1.317cm">
            <draw:image xlink:href="Pictures/20000009000003350000031B3B7482BF.svm" xlink:type="simple" xlink:show="embed" xlink:actuate="onLoad">
              <text:p/>
            </draw:image>
          </draw:frame>
          <draw:frame draw:z-index="1" draw:name="Изображение 2" draw:style-name="gr1" draw:text-style-name="P1" svg:width="0.847cm" svg:height="0.847cm" svg:x="1.995cm" svg:y="2.501cm">
            <draw:image xlink:href="Pictures/200000090000035000000350D59ABA53.svm" xlink:type="simple" xlink:show="embed" xlink:actuate="onLoad">
              <text:p/>
            </draw:image>
          </draw:frame>
          <draw:frame draw:z-index="2" draw:name="Изображение 3" draw:style-name="gr1" draw:text-style-name="P1" svg:width="0.847cm" svg:height="0.847cm" svg:x="1.995cm" svg:y="3.684cm">
            <draw:image xlink:href="Pictures/20000009000003500000035070BE0B39.svm" xlink:type="simple" xlink:show="embed" xlink:actuate="onLoad">
              <text:p/>
            </draw:image>
          </draw:frame>
          <draw:frame draw:z-index="3" draw:name="Изображение 4" draw:style-name="gr1" draw:text-style-name="P1" svg:width="0.82cm" svg:height="0.82cm" svg:x="1.995cm" svg:y="4.868cm">
            <draw:image xlink:href="Pictures/20000009000003350000033557E5942E.svm" xlink:type="simple" xlink:show="embed" xlink:actuate="onLoad">
              <text:p/>
            </draw:image>
          </draw:frame>
          <draw:frame draw:z-index="4" draw:name="Изображение 5" draw:style-name="gr1" draw:text-style-name="P1" svg:width="0.794cm" svg:height="0.82cm" svg:x="1.995cm" svg:y="6.051cm">
            <draw:image xlink:href="Pictures/200000090000031B00000335B6E7245B.svm" xlink:type="simple" xlink:show="embed" xlink:actuate="onLoad">
              <text:p/>
            </draw:image>
          </draw:frame>
          <draw:frame draw:z-index="5" draw:name="Изображение 6" draw:style-name="gr1" draw:text-style-name="P1" svg:width="0.847cm" svg:height="0.82cm" svg:x="1.995cm" svg:y="7.235cm">
            <draw:image xlink:href="Pictures/200000090000035000000335B73C7755.svm" xlink:type="simple" xlink:show="embed" xlink:actuate="onLoad">
              <text:p/>
            </draw:image>
          </draw:frame>
          <draw:frame draw:z-index="6" draw:name="Изображение 7" draw:style-name="gr1" draw:text-style-name="P1" svg:width="0.847cm" svg:height="0.847cm" svg:x="1.995cm" svg:y="8.418cm">
            <draw:image xlink:href="Pictures/2000000900000350000003503C5CF961.svm" xlink:type="simple" xlink:show="embed" xlink:actuate="onLoad">
              <text:p/>
            </draw:image>
          </draw:frame>
          <draw:frame draw:z-index="7" draw:name="Изображение 8" draw:style-name="gr1" draw:text-style-name="P1" svg:width="0.847cm" svg:height="0.847cm" svg:x="1.995cm" svg:y="9.602cm">
            <draw:image xlink:href="Pictures/20000009000003500000035013728A4C.svm" xlink:type="simple" xlink:show="embed" xlink:actuate="onLoad">
              <text:p/>
            </draw:image>
          </draw:frame>
          <draw:frame draw:z-index="8" draw:name="Изображение 9" draw:style-name="gr1" draw:text-style-name="P1" svg:width="0.82cm" svg:height="0.82cm" svg:x="1.995cm" svg:y="10.786cm">
            <draw:image xlink:href="Pictures/20000009000003350000033578182AB3.svm" xlink:type="simple" xlink:show="embed" xlink:actuate="onLoad">
              <text:p/>
            </draw:image>
          </draw:frame>
          <draw:frame draw:z-index="9" draw:name="Изображение 10" draw:style-name="gr1" draw:text-style-name="P1" svg:width="0.82cm" svg:height="0.741cm" svg:x="1.995cm" svg:y="11.969cm">
            <draw:image xlink:href="Pictures/2000000900000335000002E6DDDB9701.svm" xlink:type="simple" xlink:show="embed" xlink:actuate="onLoad">
              <text:p/>
            </draw:image>
          </draw:frame>
          <draw:frame draw:z-index="10" draw:name="Изображение 11" draw:style-name="gr1" draw:text-style-name="P1" svg:width="0.847cm" svg:height="0.847cm" svg:x="1.995cm" svg:y="13.153cm">
            <draw:image xlink:href="Pictures/200000090000035000000350D88FC315.svm" xlink:type="simple" xlink:show="embed" xlink:actuate="onLoad">
              <text:p/>
            </draw:image>
          </draw:frame>
          <draw:frame draw:z-index="11" draw:name="Изображение 12" draw:style-name="gr1" draw:text-style-name="P1" svg:width="0.847cm" svg:height="0.82cm" svg:x="1.995cm" svg:y="14.336cm">
            <draw:image xlink:href="Pictures/2000000900000350000003352E658177.svm" xlink:type="simple" xlink:show="embed" xlink:actuate="onLoad">
              <text:p/>
            </draw:image>
          </draw:frame>
          <draw:frame draw:z-index="12" draw:name="Изображение 13" draw:style-name="gr1" draw:text-style-name="P1" svg:width="0.847cm" svg:height="0.847cm" svg:x="1.995cm" svg:y="15.52cm">
            <draw:image xlink:href="Pictures/20000009000003500000035005DB5FE1.svm" xlink:type="simple" xlink:show="embed" xlink:actuate="onLoad">
              <text:p/>
            </draw:image>
          </draw:frame>
          <draw:frame draw:z-index="13" draw:name="Изображение 14" draw:style-name="gr1" draw:text-style-name="P1" svg:width="0.847cm" svg:height="0.847cm" svg:x="1.995cm" svg:y="16.703cm">
            <draw:image xlink:href="Pictures/2000000900000350000003506A86AF0A.svm" xlink:type="simple" xlink:show="embed" xlink:actuate="onLoad">
              <text:p/>
            </draw:image>
          </draw:frame>
          <draw:frame draw:z-index="14" draw:name="Изображение 15" draw:style-name="gr1" draw:text-style-name="P1" svg:width="0.423cm" svg:height="0.424cm" svg:x="2.226cm" svg:y="18.248cm">
            <draw:image xlink:href="Pictures/20000009000001A8000001A8C9180560.svm" xlink:type="simple" xlink:show="embed" xlink:actuate="onLoad">
              <text:p/>
            </draw:image>
          </draw:frame>
          <draw:frame draw:z-index="15" draw:name="Изображение 16" draw:style-name="gr1" draw:text-style-name="P1" svg:width="0.423cm" svg:height="0.423cm" svg:x="2.228cm" svg:y="19.432cm">
            <draw:image xlink:href="Pictures/20000009000001A8000001A86F3429DC.svm" xlink:type="simple" xlink:show="embed" xlink:actuate="onLoad">
              <text:p/>
            </draw:image>
          </draw:frame>
          <draw:frame draw:z-index="16" draw:name="Изображение 17" draw:style-name="gr1" draw:text-style-name="P1" svg:width="0.423cm" svg:height="0.423cm" svg:x="2.227cm" svg:y="20.427cm">
            <draw:image xlink:href="Pictures/20000009000001A8000001A8E7D8BAB1.svm" xlink:type="simple" xlink:show="embed" xlink:actuate="onLoad">
              <text:p/>
            </draw:image>
          </draw:frame>
          <draw:frame draw:z-index="17" draw:name="Изображение 18" draw:style-name="gr1" draw:text-style-name="P1" svg:width="0.329cm" svg:height="0.423cm" svg:x="2.255cm" svg:y="21.611cm">
            <draw:image xlink:href="Pictures/20000009000001A8000001A88B09AF3A.svm" xlink:type="simple" xlink:show="embed" xlink:actuate="onLoad">
              <text:p/>
            </draw:image>
          </draw:frame>
          <draw:frame draw:z-index="18" draw:name="Изображение 19" draw:style-name="gr1" draw:text-style-name="P1" svg:width="0.847cm" svg:height="0.847cm" svg:x="2.004cm" svg:y="22.613cm">
            <draw:image xlink:href="Pictures/200000090000035000000350A3B00A9B.svm" xlink:type="simple" xlink:show="embed" xlink:actuate="onLoad">
              <text:p/>
            </draw:image>
          </draw:frame>
          <draw:frame draw:z-index="19" draw:name="Изображение 20" draw:style-name="gr1" draw:text-style-name="P1" svg:width="0.914cm" svg:height="0.914cm" svg:x="1.975cm" svg:y="23.725cm">
            <draw:image xlink:href="Pictures/200000090000069E0000069E93F5826E.svm" xlink:type="simple" xlink:show="embed" xlink:actuate="onLoad">
              <text:p/>
            </draw:image>
          </draw:frame>
          <draw:frame draw:z-index="20" draw:name="Изображение 21" draw:style-name="gr1" draw:text-style-name="P1" svg:width="0.423cm" svg:height="0.423cm" svg:x="2.215cm" svg:y="25.134cm">
            <draw:image xlink:href="Pictures/20000009000001A8000001A8FD6CE8B2.svm" xlink:type="simple" xlink:show="embed" xlink:actuate="onLoad">
              <text:p/>
            </draw:image>
          </draw:frame>
          <draw:frame draw:z-index="21" draw:name="Изображение 22" draw:style-name="gr1" draw:text-style-name="P1" svg:width="0.847cm" svg:height="0.847cm" svg:x="1.987cm" svg:y="26.118cm">
            <draw:image xlink:href="Pictures/20000009000003500000035008E26B11.svm" xlink:type="simple" xlink:show="embed" xlink:actuate="onLoad">
              <text:p/>
            </draw:image>
          </draw:frame>
          <draw:frame draw:z-index="22" draw:name="Изображение 23" draw:style-name="gr1" draw:text-style-name="P1" svg:width="0.847cm" svg:height="0.847cm" svg:x="1.987cm" svg:y="27.402cm">
            <draw:image xlink:href="Pictures/20000009000003500000035076DC6556.svm" xlink:type="simple" xlink:show="embed" xlink:actuate="onLoad">
              <text:p/>
            </draw:image>
          </draw:frame>
          <draw:frame draw:z-index="23" draw:name="Изображение 24" draw:style-name="gr1" draw:text-style-name="P1" svg:width="0.423cm" svg:height="0.423cm" svg:x="2.239cm" svg:y="28.701cm">
            <draw:image xlink:href="Pictures/20000009000001A8000001A844D29B06.svm" xlink:type="simple" xlink:show="embed" xlink:actuate="onLoad">
              <text:p/>
            </draw:image>
          </draw:frame>
          <draw:frame draw:z-index="24" draw:name="Изображение 25" draw:style-name="gr1" draw:text-style-name="P1" svg:width="0.847cm" svg:height="0.847cm" svg:x="2.015cm" svg:y="29.669cm">
            <draw:image xlink:href="Pictures/2000000900000350000003509AE55812.svm" xlink:type="simple" xlink:show="embed" xlink:actuate="onLoad">
              <text:p/>
            </draw:image>
          </draw:frame>
          <draw:frame draw:z-index="25" draw:name="Изображение 26" draw:style-name="gr1" draw:text-style-name="P1" svg:width="0.847cm" svg:height="0.847cm" svg:x="2.015cm" svg:y="30.852cm">
            <draw:image xlink:href="Pictures/2000000900000350000003506577DA2D.svm" xlink:type="simple" xlink:show="embed" xlink:actuate="onLoad">
              <text:p/>
            </draw:image>
          </draw:frame>
          <draw:frame draw:z-index="26" draw:name="Изображение 31" draw:style-name="gr1" draw:text-style-name="P1" svg:width="0.847cm" svg:height="0.847cm" svg:x="2.018cm" svg:y="36.778cm">
            <draw:image xlink:href="Pictures/200000090000035000000350B025AE3B.svm" xlink:type="simple" xlink:show="embed" xlink:actuate="onLoad">
              <text:p/>
            </draw:image>
          </draw:frame>
          <draw:frame draw:z-index="27" draw:name="Изображение 32" draw:style-name="gr1" draw:text-style-name="P1" svg:width="0.847cm" svg:height="0.847cm" svg:x="2.018cm" svg:y="37.962cm">
            <draw:image xlink:href="Pictures/2000000900000350000003500A9EA6F1.svm" xlink:type="simple" xlink:show="embed" xlink:actuate="onLoad">
              <text:p/>
            </draw:image>
          </draw:frame>
          <draw:frame draw:z-index="28" draw:name="Изображение 35" draw:style-name="gr1" draw:text-style-name="P1" svg:width="0.423cm" svg:height="0.423cm" svg:x="2.239cm" svg:y="41.704cm">
            <draw:image xlink:href="Pictures/20000009000001A8000001A859356BCE.svm" xlink:type="simple" xlink:show="embed" xlink:actuate="onLoad">
              <text:p/>
            </draw:image>
          </draw:frame>
          <draw:frame draw:z-index="29" draw:name="Изображение 36" draw:style-name="gr1" draw:text-style-name="P1" svg:width="0.423cm" svg:height="0.423cm" svg:x="2.239cm" svg:y="42.888cm">
            <draw:image xlink:href="Pictures/20000009000001A8000001A86C9698B5.svm" xlink:type="simple" xlink:show="embed" xlink:actuate="onLoad">
              <text:p/>
            </draw:image>
          </draw:frame>
          <draw:frame draw:z-index="30" draw:name="Изображение 37" draw:style-name="gr1" draw:text-style-name="P1" svg:width="0.423cm" svg:height="0.423cm" svg:x="2.239cm" svg:y="44.072cm">
            <draw:image xlink:href="Pictures/20000009000001A8000001A805404BB7.svm" xlink:type="simple" xlink:show="embed" xlink:actuate="onLoad">
              <text:p/>
            </draw:image>
          </draw:frame>
          <draw:frame draw:z-index="31" draw:name="Изображение 38" draw:style-name="gr1" draw:text-style-name="P1" svg:width="0.423cm" svg:height="0.423cm" svg:x="2.239cm" svg:y="45.255cm">
            <draw:image xlink:href="Pictures/20000009000001A8000001A8D2727F11.svm" xlink:type="simple" xlink:show="embed" xlink:actuate="onLoad">
              <text:p/>
            </draw:image>
          </draw:frame>
          <draw:frame draw:z-index="32" draw:name="Изображение 39" draw:style-name="gr1" draw:text-style-name="P1" svg:width="0.423cm" svg:height="0.423cm" svg:x="2.239cm" svg:y="46.439cm">
            <draw:image xlink:href="Pictures/20000009000001A8000001A8FADDB9F3.svm" xlink:type="simple" xlink:show="embed" xlink:actuate="onLoad">
              <text:p/>
            </draw:image>
          </draw:frame>
          <draw:frame draw:z-index="33" draw:name="Изображение 40" draw:style-name="gr1" draw:text-style-name="P1" svg:width="0.847cm" svg:height="0.847cm" svg:x="2.038cm" svg:y="47.475cm">
            <draw:image xlink:href="Pictures/2000000900000350000003505B2BB2A7.svm" xlink:type="simple" xlink:show="embed" xlink:actuate="onLoad">
              <text:p/>
            </draw:image>
          </draw:frame>
          <draw:frame draw:z-index="34" draw:name="Изображение 41" draw:style-name="gr1" draw:text-style-name="P1" svg:width="0.847cm" svg:height="0.847cm" svg:x="2.015cm" svg:y="48.606cm">
            <draw:image xlink:href="Pictures/200000090000035000000350BB692A39.svm" xlink:type="simple" xlink:show="embed" xlink:actuate="onLoad">
              <text:p/>
            </draw:image>
          </draw:frame>
          <draw:frame draw:z-index="35" draw:name="Изображение 42" draw:style-name="gr1" draw:text-style-name="P1" svg:width="0.847cm" svg:height="0.847cm" svg:x="2.007cm" svg:y="49.816cm">
            <draw:image xlink:href="Pictures/200000090000035000000350F5CDF5CB.svm" xlink:type="simple" xlink:show="embed" xlink:actuate="onLoad">
              <text:p/>
            </draw:image>
          </draw:frame>
          <draw:frame draw:z-index="36" draw:name="Изображение 43" draw:style-name="gr1" draw:text-style-name="P1" svg:width="0.847cm" svg:height="0.847cm" svg:x="1.995cm" svg:y="50.965cm">
            <draw:image xlink:href="Pictures/2000000900000350000003505AD61285.svm" xlink:type="simple" xlink:show="embed" xlink:actuate="onLoad">
              <text:p/>
            </draw:image>
          </draw:frame>
          <draw:frame draw:z-index="37" draw:name="Изображение 44" draw:style-name="gr1" draw:text-style-name="P1" svg:width="1.64cm" svg:height="0.847cm" svg:x="1.654cm" svg:y="52.157cm">
            <draw:image xlink:href="Pictures/20000009000006690000035025932E0A.svm" xlink:type="simple" xlink:show="embed" xlink:actuate="onLoad">
              <text:p/>
            </draw:image>
          </draw:frame>
          <draw:frame draw:z-index="38" draw:name="Изображение 45" draw:style-name="gr1" draw:text-style-name="P1" svg:width="0.847cm" svg:height="0.847cm" svg:x="1.999cm" svg:y="53.375cm">
            <draw:image xlink:href="Pictures/200000090000035000000350C68B5738.svm" xlink:type="simple" xlink:show="embed" xlink:actuate="onLoad">
              <text:p/>
            </draw:image>
          </draw:frame>
          <draw:frame draw:z-index="39" draw:name="Изображение 46" draw:style-name="gr1" draw:text-style-name="P1" svg:width="0.847cm" svg:height="0.847cm" svg:x="1.999cm" svg:y="54.559cm">
            <draw:image xlink:href="Pictures/2000000900000350000003507F667FBE.svm" xlink:type="simple" xlink:show="embed" xlink:actuate="onLoad">
              <text:p/>
            </draw:image>
          </draw:frame>
          <draw:frame draw:z-index="40" draw:name="Изображение 47" draw:style-name="gr1" draw:text-style-name="P1" svg:width="0.847cm" svg:height="0.847cm" svg:x="1.999cm" svg:y="55.742cm">
            <draw:image xlink:href="Pictures/2000000900000350000003504666EC21.svm" xlink:type="simple" xlink:show="embed" xlink:actuate="onLoad">
              <text:p/>
            </draw:image>
          </draw:frame>
          <draw:frame draw:z-index="41" draw:name="Изображение 48" draw:style-name="gr1" draw:text-style-name="P1" svg:width="0.847cm" svg:height="0.847cm" svg:x="1.999cm" svg:y="56.926cm">
            <draw:image xlink:href="Pictures/2000000900000350000003504F4E820D.svm" xlink:type="simple" xlink:show="embed" xlink:actuate="onLoad">
              <text:p/>
            </draw:image>
          </draw:frame>
          <draw:frame draw:z-index="42" draw:name="Изображение 49" draw:style-name="gr1" draw:text-style-name="P1" svg:width="0.847cm" svg:height="0.847cm" svg:x="1.999cm" svg:y="58.109cm">
            <draw:image xlink:href="Pictures/200000090000035000000350E9B00757.svm" xlink:type="simple" xlink:show="embed" xlink:actuate="onLoad">
              <text:p/>
            </draw:image>
          </draw:frame>
          <draw:frame draw:z-index="43" draw:name="Изображение 50" draw:style-name="gr1" draw:text-style-name="P1" svg:width="1.421cm" svg:height="1.066cm" svg:x="1.738cm" svg:y="59.185cm">
            <draw:image xlink:href="Pictures/200000090000069E000004F7F103B177.svm" xlink:type="simple" xlink:show="embed" xlink:actuate="onLoad">
              <text:p/>
            </draw:image>
          </draw:frame>
          <draw:frame draw:z-index="44" draw:name="Изображение 51" draw:style-name="gr1" draw:text-style-name="P1" svg:width="0.847cm" svg:height="0.847cm" svg:x="1.987cm" svg:y="66.359cm">
            <draw:image xlink:href="Pictures/200000090000035000000350E6142697.svm" xlink:type="simple" xlink:show="embed" xlink:actuate="onLoad">
              <text:p/>
            </draw:image>
          </draw:frame>
          <draw:frame draw:z-index="45" draw:name="Изображение 52" draw:style-name="gr1" draw:text-style-name="P1" svg:width="0.861cm" svg:height="0.861cm" svg:x="1.987cm" svg:y="67.543cm">
            <draw:image xlink:href="Pictures/200000090000069E0000069EFC3ED42E.svm" xlink:type="simple" xlink:show="embed" xlink:actuate="onLoad">
              <text:p/>
            </draw:image>
          </draw:frame>
          <draw:frame draw:z-index="46" draw:name="Изображение 53" draw:style-name="gr1" draw:text-style-name="P1" svg:width="0.423cm" svg:height="0.423cm" svg:x="2.184cm" svg:y="68.923cm">
            <draw:image xlink:href="Pictures/20000009000001A8000001A86A4CC675.svm" xlink:type="simple" xlink:show="embed" xlink:actuate="onLoad">
              <text:p/>
            </draw:image>
          </draw:frame>
          <draw:frame draw:z-index="47" draw:name="Изображение 54" draw:style-name="gr1" draw:text-style-name="P1" svg:width="0.423cm" svg:height="0.423cm" svg:x="2.156cm" svg:y="70.133cm">
            <draw:image xlink:href="Pictures/20000009000001A8000001A839ABBEC2.svm" xlink:type="simple" xlink:show="embed" xlink:actuate="onLoad">
              <text:p/>
            </draw:image>
          </draw:frame>
          <draw:frame draw:z-index="48" draw:name="Изображение 55" draw:style-name="gr1" draw:text-style-name="P1" svg:width="1.059cm" svg:height="1.059cm" svg:x="1.906cm" svg:y="71.021cm">
            <draw:image xlink:href="Pictures/20000009000004F7000004F747FEA339.svm" xlink:type="simple" xlink:show="embed" xlink:actuate="onLoad">
              <text:p/>
            </draw:image>
          </draw:frame>
          <draw:frame draw:z-index="49" draw:name="Изображение 56" draw:style-name="gr1" draw:text-style-name="P1" svg:width="0.816cm" svg:height="0.969cm" svg:x="2.015cm" svg:y="72.277cm">
            <draw:image xlink:href="Pictures/200000090000069E000007DCFC5254A3.svm" xlink:type="simple" xlink:show="embed" xlink:actuate="onLoad">
              <text:p/>
            </draw:image>
          </draw:frame>
          <draw:frame draw:z-index="50" draw:name="Изображение 57" draw:style-name="gr1" draw:text-style-name="P1" svg:width="0.847cm" svg:height="0.847cm" svg:x="2.005cm" svg:y="75.863cm">
            <draw:image xlink:href="Pictures/20000009000003500000035065AC4216.svm" xlink:type="simple" xlink:show="embed" xlink:actuate="onLoad">
              <text:p/>
            </draw:image>
          </draw:frame>
          <draw:frame draw:z-index="51" draw:name="Изображение 58" draw:style-name="gr1" draw:text-style-name="P1" svg:width="0.847cm" svg:height="0.847cm" svg:x="2.016cm" svg:y="77.046cm">
            <draw:image xlink:href="Pictures/200000090000035000000350D34EEDDA.svm" xlink:type="simple" xlink:show="embed" xlink:actuate="onLoad">
              <text:p/>
            </draw:image>
          </draw:frame>
          <draw:frame draw:z-index="52" draw:name="Изображение 59" draw:style-name="gr1" draw:text-style-name="P1" svg:width="0.767cm" svg:height="0.82cm" svg:x="1.987cm" svg:y="60.442cm">
            <draw:image xlink:href="Pictures/2000000900000300000003350E04DBD4.svm" xlink:type="simple" xlink:show="embed" xlink:actuate="onLoad">
              <text:p/>
            </draw:image>
          </draw:frame>
          <draw:frame draw:z-index="53" draw:name="Изображение 60" draw:style-name="gr1" draw:text-style-name="P1" svg:width="0.794cm" svg:height="0.741cm" svg:x="1.987cm" svg:y="61.625cm">
            <draw:image xlink:href="Pictures/200000090000031B000002E681B31DA6.svm" xlink:type="simple" xlink:show="embed" xlink:actuate="onLoad">
              <text:p/>
            </draw:image>
          </draw:frame>
          <draw:frame draw:z-index="54" draw:name="Изображение 61" draw:style-name="gr1" draw:text-style-name="P1" svg:width="0.82cm" svg:height="0.794cm" svg:x="1.987cm" svg:y="62.809cm">
            <draw:image xlink:href="Pictures/20000009000003350000031BD2F35F28.svm" xlink:type="simple" xlink:show="embed" xlink:actuate="onLoad">
              <text:p/>
            </draw:image>
          </draw:frame>
          <draw:frame draw:z-index="55" draw:name="Изображение 62" draw:style-name="gr1" draw:text-style-name="P1" svg:width="0.794cm" svg:height="0.529cm" svg:x="1.987cm" svg:y="63.992cm">
            <draw:image xlink:href="Pictures/200000090000031B00000212E8DD1F9E.svm" xlink:type="simple" xlink:show="embed" xlink:actuate="onLoad">
              <text:p/>
            </draw:image>
          </draw:frame>
          <draw:frame draw:z-index="56" draw:name="Изображение 63" draw:style-name="gr1" draw:text-style-name="P1" svg:width="0.794cm" svg:height="0.556cm" svg:x="1.987cm" svg:y="65.257cm">
            <draw:image xlink:href="Pictures/200000090000031B0000022D1DCFDAFE.svm" xlink:type="simple" xlink:show="embed" xlink:actuate="onLoad">
              <text:p/>
            </draw:image>
          </draw:frame>
          <draw:frame draw:z-index="57" draw:name="Изображение 65" draw:style-name="gr1" draw:text-style-name="P1" svg:width="0.423cm" svg:height="0.37cm" svg:x="2.157cm" svg:y="74.859cm">
            <draw:image xlink:href="Pictures/20000009000001A8000001733733BBE9.svm" xlink:type="simple" xlink:show="embed" xlink:actuate="onLoad">
              <text:p/>
            </draw:image>
          </draw:frame>
          <draw:frame draw:z-index="58" draw:name="Изображение 27" draw:style-name="gr1" draw:text-style-name="P1" svg:width="1.27cm" svg:height="0.476cm" svg:x="1.815cm" svg:y="32.236cm">
            <draw:image xlink:href="Pictures/20000009000004F7000001DDF9B05D9A.svm" xlink:type="simple" xlink:show="embed" xlink:actuate="onLoad">
              <text:p/>
            </draw:image>
          </draw:frame>
          <draw:frame draw:z-index="59" draw:name="Изображение 28" draw:style-name="gr1" draw:text-style-name="P1" svg:width="1.693cm" svg:height="0.45cm" svg:x="1.615cm" svg:y="34.303cm">
            <draw:image xlink:href="Pictures/200000090000069E000001C3B2AD8D8C.svm" xlink:type="simple" xlink:show="embed" xlink:actuate="onLoad">
              <text:p/>
            </draw:image>
          </draw:frame>
          <draw:frame draw:z-index="60" draw:name="Изображение 29" draw:style-name="gr1" draw:text-style-name="P1" svg:width="1.27cm" svg:height="0.45cm" svg:x="1.815cm" svg:y="33.419cm">
            <draw:image xlink:href="Pictures/20000009000004F7000001C3E7DD3374.svm" xlink:type="simple" xlink:show="embed" xlink:actuate="onLoad">
              <text:p/>
            </draw:image>
          </draw:frame>
          <draw:frame draw:z-index="61" draw:name="Изображение 30" draw:style-name="gr1" draw:text-style-name="P1" svg:width="1.693cm" svg:height="0.45cm" svg:x="1.615cm" svg:y="35.487cm">
            <draw:image xlink:href="Pictures/200000090000069E000001C3F8AF767B.svm" xlink:type="simple" xlink:show="embed" xlink:actuate="onLoad">
              <text:p/>
            </draw:image>
          </draw:frame>
          <draw:frame draw:z-index="62" draw:name="Изображение 33" draw:style-name="gr1" draw:text-style-name="P1" svg:width="0.37cm" svg:height="0.37cm" svg:x="2.217cm" svg:y="39.38cm">
            <draw:image xlink:href="Pictures/200000090000017300000173B3F098EB.svm" xlink:type="simple" xlink:show="embed" xlink:actuate="onLoad">
              <text:p/>
            </draw:image>
          </draw:frame>
          <draw:frame draw:z-index="63" draw:name="Изображение 34" draw:style-name="gr1" draw:text-style-name="P1" svg:width="0.37cm" svg:height="0.37cm" svg:x="2.217cm" svg:y="40.59cm">
            <draw:image xlink:href="Pictures/200000090000017300000173233FCE2D.svm" xlink:type="simple" xlink:show="embed" xlink:actuate="onLoad">
              <text:p/>
            </draw:image>
          </draw:frame>
          <draw:frame draw:z-index="64" draw:name="Изображение 64" draw:style-name="gr1" draw:text-style-name="P1" svg:width="0.82cm" svg:height="0.9cm" svg:x="1.982cm" svg:y="73.516cm">
            <draw:image xlink:href="Pictures/20000009000003350000038505198839.svm" xlink:type="simple" xlink:show="embed" xlink:actuate="onLoad">
              <text:p/>
            </draw:image>
          </draw:frame>
          <draw:frame draw:z-index="65" draw:style-name="gr2" svg:width="3.57cm" svg:height="2.287cm" svg:x="9.831cm" svg:y="2.797cm">
            <draw:text-box>
              <text:p><text:span text:style-name="T1">Note:</text:span></text:p>
              <text:p>The Scenery objects placed by standart grid 16x16.</text:p>
            </draw:text-box>
          </draw:frame>
          <draw:frame draw:z-index="66" draw:style-name="gr3" draw:text-style-name="P1" svg:width="3.57cm" svg:height="1.405cm" svg:x="9.835cm" svg:y="1.258cm">
            <draw:text-box>
              <text:p text:style-name="P1"><text:span text:style-name="T2">Created by </text:span><text:span text:style-name="T1">Wohlstand</text:span><text:span text:style-name="T2"> and</text:span><text:span text:style-name="T1"> Veudekato</text:span></text:p>
            </draw:text-box>
          </draw:frame>
        </table:shapes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6" table:number-columns-repeated="1017" table:default-cell-style-name="ce4"/>
        <table:table-row table:style-name="ro1">
          <table:table-cell table:style-name="ce1" office:value-type="string" calcext:value-type="string">
            <text:p>Scen. #</text:p>
          </table:table-cell>
          <table:table-cell table:style-name="ce5" office:value-type="string" calcext:value-type="string">
            <text:p>Scenery</text:p>
            <text:p>image</text:p>
          </table:table-cell>
          <table:table-cell table:style-name="ce8" office:value-type="string" calcext:value-type="string">
            <text:p>Animated</text:p>
          </table:table-cell>
          <table:table-cell table:style-name="ce10" office:value-type="string" calcext:value-type="string">
            <text:p>Frames</text:p>
          </table:table-cell>
          <table:table-cell table:style-name="ce12" office:value-type="string" calcext:value-type="string">
            <text:p>Width</text:p>
          </table:table-cell>
          <table:table-cell table:style-name="ce14" office:value-type="string" calcext:value-type="string">
            <text:p>Height</text:p>
          </table:table-cell>
          <table:table-cell table:number-columns-repeated="101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/>
          <table:table-cell table:style-name="ce9" office:value-type="string" calcext:value-type="string">
            <text:p>Yes</text:p>
          </table:table-cell>
          <table:table-cell table:style-name="ce11" office:value-type="float" office:value="4" calcext:value-type="float">
            <text:p>4</text:p>
          </table:table-cell>
          <table:table-cell table:style-name="ce13" office:value-type="float" office:value="32" calcext:value-type="float">
            <text:p>32</text:p>
          </table:table-cell>
          <table:table-cell table:style-name="ce15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/>
          <table:table-cell table:style-name="ce9" office:value-type="string" calcext:value-type="string">
            <text:p>No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32" calcext:value-type="float">
            <text:p>32</text:p>
          </table:table-cell>
          <table:table-cell table:style-name="ce15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/>
          <table:table-cell table:style-name="ce9" office:value-type="string" calcext:value-type="string">
            <text:p>No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32" calcext:value-type="float">
            <text:p>32</text:p>
          </table:table-cell>
          <table:table-cell table:style-name="ce15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/>
          <table:table-cell table:style-name="ce9" office:value-type="string" calcext:value-type="string">
            <text:p>Yes</text:p>
          </table:table-cell>
          <table:table-cell table:style-name="ce11" office:value-type="float" office:value="4" calcext:value-type="float">
            <text:p>4</text:p>
          </table:table-cell>
          <table:table-cell table:style-name="ce13" office:value-type="float" office:value="32" calcext:value-type="float">
            <text:p>32</text:p>
          </table:table-cell>
          <table:table-cell table:style-name="ce15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/>
          <table:table-cell table:style-name="ce9" office:value-type="string" calcext:value-type="string">
            <text:p>Yes</text:p>
          </table:table-cell>
          <table:table-cell table:style-name="ce11" office:value-type="float" office:value="4" calcext:value-type="float">
            <text:p>4</text:p>
          </table:table-cell>
          <table:table-cell table:style-name="ce13" office:value-type="float" office:value="32" calcext:value-type="float">
            <text:p>32</text:p>
          </table:table-cell>
          <table:table-cell table:style-name="ce15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/>
          <table:table-cell table:style-name="ce9" office:value-type="string" calcext:value-type="string">
            <text:p>Yes</text:p>
          </table:table-cell>
          <table:table-cell table:style-name="ce11" office:value-type="float" office:value="4" calcext:value-type="float">
            <text:p>4</text:p>
          </table:table-cell>
          <table:table-cell table:style-name="ce13" office:value-type="float" office:value="32" calcext:value-type="float">
            <text:p>32</text:p>
          </table:table-cell>
          <table:table-cell table:style-name="ce15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/>
          <table:table-cell table:style-name="ce9" office:value-type="string" calcext:value-type="string">
            <text:p>No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32" calcext:value-type="float">
            <text:p>32</text:p>
          </table:table-cell>
          <table:table-cell table:style-name="ce15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/>
          <table:table-cell table:style-name="ce9" office:value-type="string" calcext:value-type="string">
            <text:p>No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32" calcext:value-type="float">
            <text:p>32</text:p>
          </table:table-cell>
          <table:table-cell table:style-name="ce15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/>
          <table:table-cell table:style-name="ce9" office:value-type="string" calcext:value-type="string">
            <text:p>Yes</text:p>
          </table:table-cell>
          <table:table-cell table:style-name="ce11" office:value-type="float" office:value="4" calcext:value-type="float">
            <text:p>4</text:p>
          </table:table-cell>
          <table:table-cell table:style-name="ce13" office:value-type="float" office:value="32" calcext:value-type="float">
            <text:p>32</text:p>
          </table:table-cell>
          <table:table-cell table:style-name="ce15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/>
          <table:table-cell table:style-name="ce9" office:value-type="string" calcext:value-type="string">
            <text:p>Yes</text:p>
          </table:table-cell>
          <table:table-cell table:style-name="ce11" office:value-type="float" office:value="4" calcext:value-type="float">
            <text:p>4</text:p>
          </table:table-cell>
          <table:table-cell table:style-name="ce13" office:value-type="float" office:value="32" calcext:value-type="float">
            <text:p>32</text:p>
          </table:table-cell>
          <table:table-cell table:style-name="ce15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/>
          <table:table-cell table:style-name="ce9" office:value-type="string" calcext:value-type="string">
            <text:p>No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32" calcext:value-type="float">
            <text:p>32</text:p>
          </table:table-cell>
          <table:table-cell table:style-name="ce15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/>
          <table:table-cell table:style-name="ce9" office:value-type="string" calcext:value-type="string">
            <text:p>Yes</text:p>
          </table:table-cell>
          <table:table-cell table:style-name="ce11" office:value-type="float" office:value="4" calcext:value-type="float">
            <text:p>4</text:p>
          </table:table-cell>
          <table:table-cell table:style-name="ce13" office:value-type="float" office:value="32" calcext:value-type="float">
            <text:p>32</text:p>
          </table:table-cell>
          <table:table-cell table:style-name="ce15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/>
          <table:table-cell table:style-name="ce9" office:value-type="string" calcext:value-type="string">
            <text:p>No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32" calcext:value-type="float">
            <text:p>32</text:p>
          </table:table-cell>
          <table:table-cell table:style-name="ce15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/>
          <table:table-cell table:style-name="ce9" office:value-type="string" calcext:value-type="string">
            <text:p>No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32" calcext:value-type="float">
            <text:p>32</text:p>
          </table:table-cell>
          <table:table-cell table:style-name="ce15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/>
          <table:table-cell table:style-name="ce9" office:value-type="string" calcext:value-type="string">
            <text:p>No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16" calcext:value-type="float">
            <text:p>16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6"/>
          <table:table-cell table:style-name="ce9" office:value-type="string" calcext:value-type="string">
            <text:p>No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16" calcext:value-type="float">
            <text:p>16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6"/>
          <table:table-cell table:style-name="ce9" office:value-type="string" calcext:value-type="string">
            <text:p>No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32" calcext:value-type="float">
            <text:p>32</text:p>
          </table:table-cell>
          <table:table-cell table:style-name="ce15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6"/>
          <table:table-cell table:style-name="ce9" office:value-type="string" calcext:value-type="string">
            <text:p>No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32" calcext:value-type="float">
            <text:p>32</text:p>
          </table:table-cell>
          <table:table-cell table:style-name="ce15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6"/>
          <table:table-cell table:style-name="ce9" office:value-type="string" calcext:value-type="string">
            <text:p>No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32" calcext:value-type="float">
            <text:p>32</text:p>
          </table:table-cell>
          <table:table-cell table:style-name="ce15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6"/>
          <table:table-cell table:style-name="ce9" office:value-type="string" calcext:value-type="string">
            <text:p>No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64" calcext:value-type="float">
            <text:p>64</text:p>
          </table:table-cell>
          <table:table-cell table:style-name="ce15"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6"/>
          <table:table-cell table:style-name="ce9" office:value-type="string" calcext:value-type="string">
            <text:p>No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16" calcext:value-type="float">
            <text:p>16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6"/>
          <table:table-cell table:style-name="ce9" office:value-type="string" calcext:value-type="string">
            <text:p>No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32" calcext:value-type="float">
            <text:p>32</text:p>
          </table:table-cell>
          <table:table-cell table:style-name="ce15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6"/>
          <table:table-cell table:style-name="ce9" office:value-type="string" calcext:value-type="string">
            <text:p>No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32" calcext:value-type="float">
            <text:p>32</text:p>
          </table:table-cell>
          <table:table-cell table:style-name="ce15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6"/>
          <table:table-cell table:style-name="ce9" office:value-type="string" calcext:value-type="string">
            <text:p>No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16" calcext:value-type="float">
            <text:p>16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6"/>
          <table:table-cell table:style-name="ce9" office:value-type="string" calcext:value-type="string">
            <text:p>No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32" calcext:value-type="float">
            <text:p>32</text:p>
          </table:table-cell>
          <table:table-cell table:style-name="ce15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6"/>
          <table:table-cell table:style-name="ce9" office:value-type="string" calcext:value-type="string">
            <text:p>No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32" calcext:value-type="float">
            <text:p>32</text:p>
          </table:table-cell>
          <table:table-cell table:style-name="ce15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6"/>
          <table:table-cell table:style-name="ce9" office:value-type="string" calcext:value-type="string">
            <text:p>Yes</text:p>
          </table:table-cell>
          <table:table-cell table:style-name="ce11" office:value-type="float" office:value="12" calcext:value-type="float">
            <text:p>12</text:p>
          </table:table-cell>
          <table:table-cell table:style-name="ce13" office:value-type="float" office:value="48" calcext:value-type="float">
            <text:p>48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6"/>
          <table:table-cell table:style-name="ce9" office:value-type="string" calcext:value-type="string">
            <text:p>Yes</text:p>
          </table:table-cell>
          <table:table-cell table:style-name="ce11" office:value-type="float" office:value="12" calcext:value-type="float">
            <text:p>12</text:p>
          </table:table-cell>
          <table:table-cell table:style-name="ce13" office:value-type="float" office:value="48" calcext:value-type="float">
            <text:p>48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6"/>
          <table:table-cell table:style-name="ce9" office:value-type="string" calcext:value-type="string">
            <text:p>Yes</text:p>
          </table:table-cell>
          <table:table-cell table:style-name="ce11" office:value-type="float" office:value="12" calcext:value-type="float">
            <text:p>12</text:p>
          </table:table-cell>
          <table:table-cell table:style-name="ce13" office:value-type="float" office:value="64" calcext:value-type="float">
            <text:p>64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6"/>
          <table:table-cell table:style-name="ce9" office:value-type="string" calcext:value-type="string">
            <text:p>Yes</text:p>
          </table:table-cell>
          <table:table-cell table:style-name="ce11" office:value-type="float" office:value="12" calcext:value-type="float">
            <text:p>12</text:p>
          </table:table-cell>
          <table:table-cell table:style-name="ce13" office:value-type="float" office:value="64" calcext:value-type="float">
            <text:p>64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6"/>
          <table:table-cell table:style-name="ce9" office:value-type="string" calcext:value-type="string">
            <text:p>No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32" calcext:value-type="float">
            <text:p>32</text:p>
          </table:table-cell>
          <table:table-cell table:style-name="ce15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6"/>
          <table:table-cell table:style-name="ce9" office:value-type="string" calcext:value-type="string">
            <text:p>No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32" calcext:value-type="float">
            <text:p>32</text:p>
          </table:table-cell>
          <table:table-cell table:style-name="ce15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7"/>
          <table:table-cell table:style-name="ce9" office:value-type="string" calcext:value-type="string">
            <text:p>Yes</text:p>
          </table:table-cell>
          <table:table-cell table:style-name="ce11" office:value-type="float" office:value="14" calcext:value-type="float">
            <text:p>14</text:p>
          </table:table-cell>
          <table:table-cell table:style-name="ce13" office:value-type="float" office:value="14" calcext:value-type="float">
            <text:p>14</text:p>
          </table:table-cell>
          <table:table-cell table:style-name="ce15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7"/>
          <table:table-cell table:style-name="ce9" office:value-type="string" calcext:value-type="string">
            <text:p>Yes</text:p>
          </table:table-cell>
          <table:table-cell table:style-name="ce11" office:value-type="float" office:value="14" calcext:value-type="float">
            <text:p>14</text:p>
          </table:table-cell>
          <table:table-cell table:style-name="ce13" office:value-type="float" office:value="14" calcext:value-type="float">
            <text:p>14</text:p>
          </table:table-cell>
          <table:table-cell table:style-name="ce15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7"/>
          <table:table-cell table:style-name="ce9" office:value-type="string" calcext:value-type="string">
            <text:p>No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16" calcext:value-type="float">
            <text:p>16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7"/>
          <table:table-cell table:style-name="ce9" office:value-type="string" calcext:value-type="string">
            <text:p>No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16" calcext:value-type="float">
            <text:p>16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7"/>
          <table:table-cell table:style-name="ce9" office:value-type="string" calcext:value-type="string">
            <text:p>No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16" calcext:value-type="float">
            <text:p>16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7"/>
          <table:table-cell table:style-name="ce9" office:value-type="string" calcext:value-type="string">
            <text:p>No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16" calcext:value-type="float">
            <text:p>16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7"/>
          <table:table-cell table:style-name="ce9" office:value-type="string" calcext:value-type="string">
            <text:p>No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16" calcext:value-type="float">
            <text:p>16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7"/>
          <table:table-cell table:style-name="ce9" office:value-type="string" calcext:value-type="string">
            <text:p>No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32" calcext:value-type="float">
            <text:p>32</text:p>
          </table:table-cell>
          <table:table-cell table:style-name="ce15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7"/>
          <table:table-cell table:style-name="ce9" office:value-type="string" calcext:value-type="string">
            <text:p>No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32" calcext:value-type="float">
            <text:p>32</text:p>
          </table:table-cell>
          <table:table-cell table:style-name="ce15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7"/>
          <table:table-cell table:style-name="ce9" office:value-type="string" calcext:value-type="string">
            <text:p>No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32" calcext:value-type="float">
            <text:p>32</text:p>
          </table:table-cell>
          <table:table-cell table:style-name="ce15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7"/>
          <table:table-cell table:style-name="ce9" office:value-type="string" calcext:value-type="string">
            <text:p>No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32" calcext:value-type="float">
            <text:p>32</text:p>
          </table:table-cell>
          <table:table-cell table:style-name="ce15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7"/>
          <table:table-cell table:style-name="ce9" office:value-type="string" calcext:value-type="string">
            <text:p>No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62" calcext:value-type="float">
            <text:p>62</text:p>
          </table:table-cell>
          <table:table-cell table:style-name="ce15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7"/>
          <table:table-cell table:style-name="ce9" office:value-type="string" calcext:value-type="string">
            <text:p>No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32" calcext:value-type="float">
            <text:p>32</text:p>
          </table:table-cell>
          <table:table-cell table:style-name="ce15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7"/>
          <table:table-cell table:style-name="ce9" office:value-type="string" calcext:value-type="string">
            <text:p>No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33" calcext:value-type="float">
            <text:p>33</text:p>
          </table:table-cell>
          <table:table-cell table:style-name="ce15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7"/>
          <table:table-cell table:style-name="ce9" office:value-type="string" calcext:value-type="string">
            <text:p>No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34" calcext:value-type="float">
            <text:p>34</text:p>
          </table:table-cell>
          <table:table-cell table:style-name="ce15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7"/>
          <table:table-cell table:style-name="ce9" office:value-type="string" calcext:value-type="string">
            <text:p>No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35" calcext:value-type="float">
            <text:p>35</text:p>
          </table:table-cell>
          <table:table-cell table:style-name="ce15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7"/>
          <table:table-cell table:style-name="ce9" office:value-type="string" calcext:value-type="string">
            <text:p>No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36" calcext:value-type="float">
            <text:p>36</text:p>
          </table:table-cell>
          <table:table-cell table:style-name="ce15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7"/>
          <table:table-cell table:style-name="ce9" office:value-type="string" calcext:value-type="string">
            <text:p>No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64" calcext:value-type="float">
            <text:p>64</text:p>
          </table:table-cell>
          <table:table-cell table:style-name="ce15"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7"/>
          <table:table-cell table:style-name="ce9" office:value-type="string" calcext:value-type="string">
            <text:p>Yes</text:p>
          </table:table-cell>
          <table:table-cell table:style-name="ce11" office:value-type="float" office:value="4" calcext:value-type="float">
            <text:p>4</text:p>
          </table:table-cell>
          <table:table-cell table:style-name="ce13" office:value-type="float" office:value="30" calcext:value-type="float">
            <text:p>30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7"/>
          <table:table-cell table:style-name="ce9" office:value-type="string" calcext:value-type="string">
            <text:p>Yes</text:p>
          </table:table-cell>
          <table:table-cell table:style-name="ce11" office:value-type="float" office:value="4" calcext:value-type="float">
            <text:p>4</text:p>
          </table:table-cell>
          <table:table-cell table:style-name="ce13" office:value-type="float" office:value="32" calcext:value-type="float">
            <text:p>32</text:p>
          </table:table-cell>
          <table:table-cell table:style-name="ce15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7"/>
          <table:table-cell table:style-name="ce9" office:value-type="string" calcext:value-type="string">
            <text:p>Yes</text:p>
          </table:table-cell>
          <table:table-cell table:style-name="ce11" office:value-type="float" office:value="4" calcext:value-type="float">
            <text:p>4</text:p>
          </table:table-cell>
          <table:table-cell table:style-name="ce13" office:value-type="float" office:value="32" calcext:value-type="float">
            <text:p>32</text:p>
          </table:table-cell>
          <table:table-cell table:style-name="ce15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7"/>
          <table:table-cell table:style-name="ce9" office:value-type="string" calcext:value-type="string">
            <text:p>Yes</text:p>
          </table:table-cell>
          <table:table-cell table:style-name="ce11" office:value-type="float" office:value="4" calcext:value-type="float">
            <text:p>4</text:p>
          </table:table-cell>
          <table:table-cell table:style-name="ce13" office:value-type="float" office:value="30" calcext:value-type="float">
            <text:p>30</text:p>
          </table:table-cell>
          <table:table-cell table:style-name="ce15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7"/>
          <table:table-cell table:style-name="ce9" office:value-type="string" calcext:value-type="string">
            <text:p>Yes</text:p>
          </table:table-cell>
          <table:table-cell table:style-name="ce11" office:value-type="float" office:value="4" calcext:value-type="float">
            <text:p>4</text:p>
          </table:table-cell>
          <table:table-cell table:style-name="ce13" office:value-type="float" office:value="30" calcext:value-type="float">
            <text:p>30</text:p>
          </table:table-cell>
          <table:table-cell table:style-name="ce15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7"/>
          <table:table-cell table:style-name="ce9" office:value-type="string" calcext:value-type="string">
            <text:p>No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32" calcext:value-type="float">
            <text:p>32</text:p>
          </table:table-cell>
          <table:table-cell table:style-name="ce15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7"/>
          <table:table-cell table:style-name="ce9" office:value-type="string" calcext:value-type="string">
            <text:p>No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64" calcext:value-type="float">
            <text:p>64</text:p>
          </table:table-cell>
          <table:table-cell table:style-name="ce15"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7"/>
          <table:table-cell table:style-name="ce9" office:value-type="string" calcext:value-type="string">
            <text:p>No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16" calcext:value-type="float">
            <text:p>16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7"/>
          <table:table-cell table:style-name="ce9" office:value-type="string" calcext:value-type="string">
            <text:p>No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16" calcext:value-type="float">
            <text:p>16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7"/>
          <table:table-cell table:style-name="ce9" office:value-type="string" calcext:value-type="string">
            <text:p>No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48" calcext:value-type="float">
            <text:p>48</text:p>
          </table:table-cell>
          <table:table-cell table:style-name="ce15"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7"/>
          <table:table-cell table:style-name="ce9" office:value-type="string" calcext:value-type="string">
            <text:p>No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64" calcext:value-type="float">
            <text:p>64</text:p>
          </table:table-cell>
          <table:table-cell table:style-name="ce15" office:value-type="float" office:value="76" calcext:value-type="float">
            <text:p>76</text:p>
          </table:table-cell>
          <table:table-cell table:number-columns-repeated="1017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7"/>
          <table:table-cell table:style-name="ce9" office:value-type="string" calcext:value-type="string">
            <text:p>Yes</text:p>
          </table:table-cell>
          <table:table-cell table:style-name="ce11" office:value-type="float" office:value="8" calcext:value-type="float">
            <text:p>8</text:p>
          </table:table-cell>
          <table:table-cell table:style-name="ce13" office:value-type="float" office:value="32" calcext:value-type="float">
            <text:p>32</text:p>
          </table:table-cell>
          <table:table-cell table:style-name="ce15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7"/>
          <table:table-cell table:style-name="ce9" office:value-type="string" calcext:value-type="string">
            <text:p>Yes</text:p>
          </table:table-cell>
          <table:table-cell table:style-name="ce11" office:value-type="float" office:value="8" calcext:value-type="float">
            <text:p>8</text:p>
          </table:table-cell>
          <table:table-cell table:style-name="ce13" office:value-type="float" office:value="16" calcext:value-type="float">
            <text:p>16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7"/>
          <table:table-cell table:style-name="ce9" office:value-type="string" calcext:value-type="string">
            <text:p>No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32" calcext:value-type="float">
            <text:p>32</text:p>
          </table:table-cell>
          <table:table-cell table:style-name="ce15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7"/>
          <table:table-cell table:style-name="ce9" office:value-type="string" calcext:value-type="string">
            <text:p>No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32" calcext:value-type="float">
            <text:p>32</text:p>
          </table:table-cell>
          <table:table-cell table:style-name="ce15" office:value-type="float" office:value="32" calcext:value-type="float">
            <text:p>32</text:p>
          </table:table-cell>
          <table:table-cell table:number-columns-repeated="1017"/>
        </table:table-row>
        <table:table-row table:style-name="ro1" table:number-rows-repeated="104850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4">00.00.0000</text:date>, <text:time style:data-style-name="N2" text:time-value="16:56:43.19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M50S</meta:editing-duration>
    <meta:editing-cycles>41</meta:editing-cycles>
    <meta:generator>LibreOffice/4.2.0.4$Windows_x86 LibreOffice_project/05dceb5d363845f2cf968344d7adab8dcfb2ba71</meta:generator>
    <dc:date>2014-03-14T16:57:44.147000000</dc:date>
    <meta:document-statistic meta:table-count="1" meta:cell-count="0" meta:object-count="67"/>
    <meta:user-defined meta:name="Info 1"/>
    <meta:user-defined meta:name="Info 2"/>
    <meta:user-defined meta:name="Info 3"/>
    <meta:user-defined meta:name="Info 4"/>
  </office:meta>
</office:document-meta>
</file>